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Tirets_20__28_custom_29_" svg:stroke-width="0.05cm" svg:stroke-color="#000000" draw:marker-start-width="0.275cm" draw:marker-end-width="0.275cm" draw:fill="none" draw:textarea-horizontal-align="justify" draw:textarea-vertical-align="middle" draw:auto-grow-height="false" fo:min-height="13.966cm" fo:min-width="10.487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Tirets_20__28_custom_29_" svg:stroke-width="0cm" svg:stroke-color="#000000" draw:marker-start-width="0.2cm" draw:marker-end-width="0.2cm" draw:fill="none" draw:textarea-horizontal-align="justify" draw:textarea-vertical-align="middle" draw:auto-grow-height="false" fo:min-height="1.238cm" fo:min-width="2.731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fo:min-height="0.672cm"/>
    </style:style>
    <style:style style:name="gr4" style:family="graphic" style:parent-style-name="objectwithoutfill">
      <style:graphic-properties draw:stroke="dash" draw:stroke-dash="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0.655cm"/>
    </style:style>
    <style:style style:name="gr6" style:family="graphic" style:parent-style-name="standard">
      <style:graphic-properties draw:stroke="solid" draw:stroke-dash="Tirets_20__28_custom_29_" svg:stroke-width="0.05cm" svg:stroke-color="#000000" draw:marker-start-width="0.275cm" draw:marker-end-width="0.275cm" draw:fill="none" draw:textarea-horizontal-align="left" draw:textarea-vertical-align="top" draw:auto-grow-height="false" fo:min-height="8.009cm" fo:min-width="11.379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Tirets_20__28_custom_29_" svg:stroke-width="0.05cm" svg:stroke-color="#000000" draw:marker-start-width="0.275cm" draw:marker-end-width="0.275cm" draw:fill="none" draw:textarea-horizontal-align="center" draw:textarea-vertical-align="middle" draw:auto-grow-height="false" fo:min-height="1.285cm" fo:min-width="5.242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Tirets_20__28_custom_29_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4cm" fo:min-width="1.781cm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37cm" svg:height="14.266cm" svg:x="0.603cm" svg:y="1.906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0.929cm" svg:y="2.219cm">
          <text:p text:style-name="P1"><text:span text:style-name="T1">Thread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4.496cm" svg:y="2.219cm">
          <text:p text:style-name="P1"><text:span text:style-name="T1">Thread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8.075cm" svg:y="2.219cm">
          <text:p text:style-name="P1"><text:span text:style-name="T1">Thread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0.915cm" svg:y="4.071cm">
          <text:p text:style-name="P1"><text:span text:style-name="T1">Thread 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4.482cm" svg:y="4.071cm">
          <text:p text:style-name="P1"><text:span text:style-name="T1">Thread 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8.061cm" svg:y="4.071cm">
          <text:p text:style-name="P1"><text:span text:style-name="T1">Thread 6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017cm" svg:height="1.119cm" svg:x="3.005cm" svg:y="0.724cm">
          <draw:text-box>
            <text:p text:style-name="P2"><text:span text:style-name="T2">Thread pool</text:span></text:p>
          </draw:text-box>
        </draw:frame>
        <draw:custom-shape draw:style-name="gr2" draw:text-style-name="P1" draw:layer="layout" svg:width="3.231cm" svg:height="1.488cm" svg:x="0.927cm" svg:y="6.927cm">
          <text:p text:style-name="P1"><text:span text:style-name="T1">Thread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4.494cm" svg:y="6.927cm">
          <text:p text:style-name="P1"><text:span text:style-name="T1">Thread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0.913cm" svg:y="8.779cm">
          <text:p text:style-name="P1"><text:span text:style-name="T1">Thread 4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0.628cm" svg:y1="6.695cm" svg:x2="11.661cm" svg:y2="6.695cm">
          <text:p/>
        </draw:line>
        <draw:frame draw:style-name="gr5" draw:text-style-name="P4" draw:layer="layout" svg:width="5.641cm" svg:height="0.905cm" svg:x="3.151cm" svg:y="5.71cm">
          <draw:text-box>
            <text:p text:style-name="P4"><text:span text:style-name="T3">All threads</text:span></text:p>
          </draw:text-box>
        </draw:frame>
        <draw:line draw:style-name="gr4" draw:text-style-name="P3" draw:layer="layout" svg:x1="0.629cm" svg:y1="11.412cm" svg:x2="11.662cm" svg:y2="11.412cm">
          <text:p/>
        </draw:line>
        <draw:frame draw:style-name="gr5" draw:text-style-name="P4" draw:layer="layout" svg:width="5.641cm" svg:height="0.905cm" svg:x="3.152cm" svg:y="10.427cm">
          <draw:text-box>
            <text:p text:style-name="P4"><text:span text:style-name="T3">Available threads</text:span></text:p>
          </draw:text-box>
        </draw:frame>
        <draw:custom-shape draw:style-name="gr2" draw:text-style-name="P1" draw:layer="layout" svg:width="3.231cm" svg:height="1.488cm" svg:x="8.024cm" svg:y="11.638cm">
          <text:p text:style-name="P1"><text:span text:style-name="T1">Thread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4.431cm" svg:y="13.49cm">
          <text:p text:style-name="P1"><text:span text:style-name="T1">Thread 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8.01cm" svg:y="13.49cm">
          <text:p text:style-name="P1"><text:span text:style-name="T1">Thread 6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41cm" svg:height="0.905cm" svg:x="3.197cm" svg:y="15.168cm">
          <draw:text-box>
            <text:p text:style-name="P4"><text:span text:style-name="T3">Busy threads</text:span></text:p>
          </draw:text-box>
        </draw:frame>
        <draw:custom-shape draw:style-name="gr6" draw:text-style-name="P5" draw:layer="layout" svg:width="11.929cm" svg:height="8.309cm" svg:x="12.408cm" svg:y="5.208cm">
          <text:p text:style-name="P5"><text:span text:style-name="T1">+ nAvailableThreads() : uint</text:span></text:p>
          <text:p text:style-name="P5"><text:span text:style-name="T1">+ nThreads() : uint</text:span></text:p>
          <text:p text:style-name="P5"><text:span text:style-name="T1">+ nBusyThreads() : uint</text:span></text:p>
          <text:p text:style-name="P5"><text:span text:style-name="T1">+ pushTask(Task &amp;&amp;, flag_t) : void</text:span></text:p>
          <text:p text:style-name="P5"><text:span text:style-name="T1">+ init() : void</text:span></text:p>
          <text:p text:style-name="P5"><text:span text:style-name="T1">+ stop(flag_t)</text:span></text:p>
          <text:p text:style-name="P5"><text:span text:style-name="T1"/></text:p>
          <text:p text:style-name="P5"><text:span text:style-name="T1">- vector&lt;thread&gt; m_allThreads</text:span></text:p>
          <text:p text:style-name="P5"><text:span text:style-name="T1">- vector&lt;thread&gt; m_busyThreads</text:span></text:p>
          <text:p text:style-name="P5"><text:span text:style-name="T1">- vector&lt;thread&gt; m_availableThreads</text:span></text:p>
          <text:p text:style-name="P5"><text:span text:style-name="T1">- deque&lt;Task&gt; <text:s text:c="2"/>m_task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92cm" svg:height="1.585cm" svg:x="15.642cm" svg:y="3.622cm">
          <text:p text:style-name="P2"><text:span text:style-name="T2">Thread poo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381cm" svg:height="1.19cm" svg:x="22.491cm" svg:y="4.885cm">
          <text:p text:style-name="P3"><text:span text:style-name="T4">Task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426cm" svg:y1="10.12cm" svg:x2="24.339cm" svg:y2="10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7-16T14:44:35.275837805</meta:creation-date>
    <dc:date>2017-07-16T16:39:43.991310737</dc:date>
    <dc:creator>rete </dc:creator>
    <meta:editing-duration>PT37M58S</meta:editing-duration>
    <meta:editing-cycles>12</meta:editing-cycles>
    <meta:generator>LibreOffice/4.3.3.2$Linux_x86 LibreOffice_project/430m0$Build-2</meta:generator>
    <meta:document-statistic meta:object-count="23"/>
  </office:meta>
</office:document-meta>
</file>